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isplay" svg:font-family="'Noto Sans Display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9.45cm" fo:min-width="20.5cm" loext:decorative="false"/>
    </style:style>
    <style:style style:name="gr2" style:family="graphic" style:parent-style-name="standard">
      <style:graphic-properties draw:stroke="none" draw:fill-color="#00a933" draw:textarea-horizontal-align="justify" draw:textarea-vertical-align="middle" draw:auto-grow-height="false" fo:min-height="2.756cm" fo:min-width="2.682cm" loext:decorative="false"/>
    </style:style>
    <style:style style:name="gr3" style:family="graphic" style:parent-style-name="standard">
      <style:graphic-properties draw:stroke="none" draw:fill-color="#7b3d00" draw:textarea-horizontal-align="justify" draw:textarea-vertical-align="middle" draw:auto-grow-height="false" fo:min-height="1.872cm" fo:min-width="1.798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style:style style:name="P3" style:family="paragraph">
      <loext:graphic-properties draw:fill-color="#7b3d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4.25cm" svg:x="11cm" svg:y="1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25cm" svg:height="3cm" svg:x="11.75cm" svg:y="2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5cm" svg:height="4.25cm" svg:x="0.75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25cm" svg:height="3cm" svg:x="1.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5cm" svg:height="4.25cm" svg:x="14.25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25cm" svg:height="3cm" svg:x="1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5cm" svg:height="4.25cm" svg:x="3.2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25cm" svg:height="3cm" svg:x="4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isplay" svg:font-family="'Noto Sans Display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Display" style:font-family-asian="'Noto Sans Display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8:34:04.389649090</meta:creation-date>
    <dc:date>2023-12-26T19:00:27.385651482</dc:date>
    <meta:editing-duration>PT2M33S</meta:editing-duration>
    <meta:editing-cycles>2</meta:editing-cycles>
    <meta:generator>LibreOffice/7.6.4.1$Linux_X86_64 LibreOffice_project/60$Build-1</meta:generator>
    <meta:document-statistic meta:object-count="9"/>
  </office:meta>
</office:document-meta>
</file>